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4.0pt"/>
    </style:style>
    <style:style style:name="P2" style:family="paragraph" style:parent-style-name="Standard">
      <style:paragraph-properties fo:text-align="center"/>
      <style:text-properties style:font-name="Times" fo:font-size="14.0pt"/>
    </style:style>
    <style:style style:name="P3" style:family="paragraph" style:parent-style-name="Standard">
      <style:text-properties style:font-name="Times" fo:font-size="14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C723 – Ecercício1</text:span></text:p>
      <text:p text:style-name="P2"/>
      <text:p text:style-name="P3"><text:span text:style-name="T1">Nome</text:span>: Caio Vinícius Piologo Véras Fernandes</text:p>
      <text:p text:style-name="P3"><text:span text:style-name="T1">RA</text:span>: 145574</text:p>
      <text:p text:style-name="P3"/>
      <text:p text:style-name="P3">—<text:span text:style-name="T2"><text:s/>Otimizações por compilação</text:span></text:p>
      <text:p text:style-name="P3"/>
      <text:p text:style-name="P3">As seguintes medidas foram retiradas a partir do comando time para execução do programa, escolhendo o tempo real como medida. Os intervalos de tempo mostrados serão devido a outros processos do computador que podem influenciar na execução do programa.</text:p>
      <text:p text:style-name="P3"/>
      <text:p text:style-name="P3">- Sem nenhuma opção de compilação o programa teve tempos de execução entre 0.299s e 0.347s</text:p>
      <text:p text:style-name="P3"/>
      <text:p text:style-name="P3">- Com otimizações o programa possuiu os seguintes intervalos:</text:p>
      <text:p text:style-name="P3"><text:tab/>- O0: 0.299s e 0.359s</text:p>
      <text:p text:style-name="P3"><text:tab/>- O1: 0.292s e 0.359s</text:p>
      <text:p text:style-name="P3"><text:tab/>- O2: 0.285 e 0.390s</text:p>
      <text:p text:style-name="P3"><text:tab/>- O3: 0.290s e 0.400s</text:p>
      <text:p text:style-name="P3"><text:tab/>- mtune=generic: 0.298s e 0.326s</text:p>
      <text:p text:style-name="P3"><text:tab/>- mtune=native: <text:s/>0.297s e 0.304s</text:p>
      <text:p text:style-name="P3"/>
      <text:p text:style-name="P3">Conclui-se que as otimizações por métodos de compilação não foram capazes de melhorar muito o desempenho do programa, possuindo tempos de execução muito próximos. </text:p>
      <text:p text:style-name="P3">Dentre as otimizações do tipo -O o método O2 possuiu o menor tempo, notando que este valor possa ter sido afetado por outros processos do computador, uma vez que todas as outras otimizações possuiram o limite inferior próximos.</text:p>
      <text:p text:style-name="P3">Já no uso do comando mtune, o compilador procurou gerar código específico para o processador especificado. No caso do comando mtune=generic, ele tetou gerar código para o modelo i686, mais comum, e no mtune=native para o processador da máquina que está compilando o programa. Percebe-se um melhor e mais constante desempenho quando utilizado o comando mtune=native.</text:p>
      <text:p text:style-name="P3"/>
      <text:p text:style-name="P3">— <text:span text:style-name="T2">Utilizando dois arquivos</text:span></text:p>
      <text:p text:style-name="P3"><text:span text:style-name="T2"/></text:p>
      <text:p text:style-name="P3">Em seguida o arquivo foi quebrado em dois novos, um com a função main e outro com a função primos. Após compilados por comando no terminal e com o uso de um Makefile, o programa foi novamente testado com e sem a melhor otimização utilizada anteriormente, e apresentou os mesmo resultados da etapa anterior como esperado, uma vez que o arquivo não teve sua sequência de instruções modificada.</text:p>
      <text:p text:style-name="P3">No entanto, o tempo de compilação após o arquivo original ser quebrado em dois aumentou utilizando o Makefile. Possuindo originalmente um tempo de compilação no intervalo de 0.049s-0.051s, e de 0.076s-0.081s quando utilizando um Makefile.</text:p>
      <text:p text:style-name="P3"/>
      <text:p text:style-name="P3">— <text:span text:style-name="T2">Calculando o número de primos entre 1 e n</text:span></text:p>
      <text:p text:style-name="P3"/>
      <text:p text:style-name="P3">Modificado o arquivo main.c para calcular o número de primos entre 1 e n (passado por linha de comando), foi testado TOD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Caio Fernandes</meta:initial-creator>
  </office:meta>
</office:document-meta>
</file>